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Heading_20_3">
      <style:paragraph-properties fo:orphans="2" fo:widows="2"/>
    </style:style>
    <style:style style:name="P10" style:family="paragraph" style:parent-style-name="Heading_20_3">
      <style:paragraph-properties fo:margin-top="0.0417in" fo:margin-bottom="0.0693in" fo:orphans="2" fo:widows="2"/>
    </style:style>
    <style:style style:name="P11" style:family="paragraph" style:parent-style-name="Heading_20_3">
      <style:paragraph-properties fo:margin-top="0.028in" fo:margin-bottom="0.0693in" fo:orphans="2" fo:widows="2"/>
    </style:style>
    <style:style style:name="P12" style:family="paragraph" style:parent-style-name="Heading_20_2">
      <style:paragraph-properties fo:margin-top="0in" fo:margin-bottom="0.0555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sectionheading">
      <style:paragraph-properties fo:margin-top="0.0417in" fo:margin-bottom="0.0555in" fo:orphans="2" fo:widows="2"/>
    </style:style>
    <style:style style:name="P15" style:family="paragraph" style:parent-style-name="sectionheading">
      <style:paragraph-properties fo:margin-top="0.028in" fo:margin-bottom="0.0555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2in" svg:y="0in">
        <draw:image xlink:href="Pictures/2000000700000FB5000000C94FDA4EAC.wmf" xlink:type="simple" xlink:show="embed" xlink:actuate="onLoad">
          <text:p/>
        </draw:image>
      </draw:frame>
      <text:h text:style-name="P13" text:outline-level="1">Object-Relational Mapping</text:h>
      <text:p text:style-name="P2"><text:bookmark text:name="_GoBack"/><draw:frame draw:style-name="fr2" draw:name="graphics1" text:anchor-type="as-char" svg:width="6.5in" svg:height="0.1346in" draw:z-index="28"><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mapping strategies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14"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14" text:outline-level="4"><text:tab/><text:tab/>Mapping Strategies</text:h>
      <text:p text:style-name="P4">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3"><draw:frame draw:style-name="fr2" draw:name="1" text:anchor-type="as-char" svg:width="2.7917in" svg:height="0.1346in" draw:z-index="0"><draw:image xlink:href="Pictures/2000000700000FB5000000C94FDA4EAC.wmf" xlink:type="simple" xlink:show="embed" xlink:actuate="onLoad"/></draw:frame></text:p>
      <text:h text:style-name="P12" text:outline-level="2">Column Elements</text:h>
      <text:p text:style-name="P4">Column elements used for simple, non-relationship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or the sql type of the colum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4" text:outline-level="4"><text:tab/><text:tab/>Mapping enums</text:h>
      <text:p text:style-name="P4">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4">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0" text:outline-level="3">Mapping single-valued fields to columns</text:h>
      <text:p text:style-name="P4">This example demonstrates mappings between fields and value columns.</text:p>
      <text:p text:style-name="P5"/>
      <text:p text:style-name="P4"><draw:frame draw:style-name="fr1" draw:name="Frame1" text:anchor-type="paragraph" svg:x="-0.0008in" svg:y="-0.0008in" fo:min-width="0.0161in" draw:z-index="1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4"/>
      <text:p text:style-name="P3"><draw:frame draw:style-name="fr2" draw:name="2" text:anchor-type="as-char" svg:width="2.7917in" svg:height="0.1346in" draw:z-index="0"><draw:image xlink:href="Pictures/2000000700000FB5000000C94FDA4EAC.wmf" xlink:type="simple" xlink:show="embed" xlink:actuate="onLoad"/></draw:frame></text:p>
      <text:h text:style-name="P12" text:outline-level="2"><text:bookmark text:name="R10Join"/>Join Conditio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relationship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0" text:outline-level="3"><text:soft-page-break/><text:tab/>Secondary Table mapping</text:h>
      <text:p text:style-name="P4">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15"><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9" text:outline-level="3">Map using join table</text:h>
      <text:p text:style-name="P4">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16"><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3"><text:soft-page-break/><draw:frame draw:style-name="fr2" draw:name="3" text:anchor-type="as-char" svg:width="2.7917in" svg:height="0.1346in" draw:z-index="0"><draw:image xlink:href="Pictures/2000000700000FB5000000C94FDA4EAC.wmf" xlink:type="simple" xlink:show="embed" xlink:actuate="onLoad"/></draw:frame></text:p>
      <text:h text:style-name="P12" text:outline-level="2"><text:bookmark text:name="R10RelationshipMapping"/>Relationship Mapping</text:h>
      <text:p text:style-name="P4">Column elements used for relationship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relationship can be mapped by using the mapped-by attribute identifying the field on the side that defines the mapping. A15.3-14 [Regardless of which side changes the relationship, flush (whether done as part of commit or explicitly by the user) will modify the datastore to reflect the change and will update the memory model for consistency. There is no further behavior implied by having both sides of the relationship map to the same database column(s). In particular, making a change to one side of the relationship does not imply any runtime behavior by the JDO implementation to change the other side of the relationship in memory prior to flush, and there is no requirement to load fields affected by the change if they are not already loaded. This implies that if the RetainValues flag or DetachAllOnCommit is set to true, and the relationship field is loaded, then the implementation will change the field on the other side so it is visible after transaction completion.</text:p>
      <text:p text:style-name="P4">Similarly, if one side is deleted, the other side will be updated to be consistent at flush. During flush, each relationship in which the instance is involved is updated for consistency. These changes are applied to the object model instances. If the relationship is marked as dependent, the related instance is deleted. If the relationship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relationship to be set to null. If there is a foreign key declared to be not nullable, and the requirement is to nullify the related field, then <text:span text:style-name="T1">JDODataStoreException</text:span> is thrown at flush.</text:p>
      <text:p text:style-name="P4">Conflicting changes to relationships cause a JDOUserException to be thrown at flush time. Conflicting changes include:</text:p>
      <text:p text:style-name="P6">•<text:tab/>adding a related instance with a single-valued mapped-by relationship field to more than one one-to-many collection relationship</text:p>
      <text:p text:style-name="P6"><text:soft-page-break/>•<text:tab/>setting both sides of a one-to-one relationship such that they do not refer to each other]</text:p>
      <text:h text:style-name="P15" text:outline-level="4"><text:tab/><text:tab/>Mapping Strategies</text:h>
      <text:p text:style-name="P4">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1" text:outline-level="3">Many-to-One using foreign key</text:h>
      <text:p text:style-name="P4">A many-one mapping (Employee has a reference to Department).</text:p>
      <text:p text:style-name="P5"/>
      <text:p text:style-name="P7"><draw:frame draw:style-name="fr1" draw:name="Frame4" text:anchor-type="paragraph" svg:x="-0.0008in" svg:y="-0.0008in" fo:min-width="0.0161in" draw:z-index="17"><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4"/>
      <text:h text:style-name="P10" text:outline-level="3">One-to-Many using foreign key</text:h>
      <text:p text:style-name="P4">A one-many mapping (Department has a collection of Employees). <text:s/>This example uses the same schema as Example 4.</text:p>
      <text:p text:style-name="P5"/>
      <text:p text:style-name="P7"><draw:frame draw:style-name="fr1" draw:name="Frame5" text:anchor-type="paragraph" svg:x="-0.0008in" svg:y="-0.0008in" fo:min-width="0.0161in" draw:z-index="1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9" text:outline-level="3">Many-to-One and One-to-Many using mapped-by</text:h>
      <text:p text:style-name="P4">If both the Employee.department and Department.employees fields exist, only one needs to be mapped explicitly; one side is specified to be “mapped-by” the other side. <text:s/>The Department side is <text:soft-page-break/>marked as using the same mapping as a field on the Employee side. This example uses the same schema as Examples 4 and 5.</text:p>
      <text:p text:style-name="P5"/>
      <text:p text:style-name="P4"><draw:frame draw:style-name="fr1" draw:name="Frame6" text:anchor-type="paragraph" svg:x="-0.0008in" svg:y="-0.0008in" fo:min-width="0.0161in" draw:z-index="19"><draw:text-box fo:min-height="0.0161in"><text:p text:style-name="Frame_20_contents"/></draw:text-box></draw:frame></text:p>
      <text:p text:style-name="P4">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mapped-by="department"/&gt;</text:p>
      <text:p text:style-name="P7"><text:tab/><text:tab/>&lt;/class&gt;</text:p>
      <text:p text:style-name="P7"><text:tab/>&lt;/package&gt;</text:p>
      <text:p text:style-name="P7">&lt;/orm&gt;</text:p>
      <text:p text:style-name="P4"/>
      <text:h text:style-name="P10" text:outline-level="3">Many-to-One and One-to-Many using compound foreign key</text:h>
      <text:p text:style-name="P4">This example mirrors Example 6, but now Department has a compound primary key.</text:p>
      <text:p text:style-name="P5"/>
      <text:p text:style-name="P7"><draw:frame draw:style-name="fr1" draw:name="Frame7" text:anchor-type="paragraph" svg:x="-0.0008in" svg:y="-0.0008in" fo:min-width="0.0161in" draw:z-index="20"><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mapped-by="department"/&gt;</text:p>
      <text:p text:style-name="P7"><text:tab/><text:tab/>&lt;/class&gt;</text:p>
      <text:p text:style-name="P7"><text:tab/>&lt;/package&gt;</text:p>
      <text:p text:style-name="P7">&lt;/orm&gt;</text:p>
      <text:p text:style-name="P4"/>
      <text:h text:style-name="P10" text:outline-level="3">Many-to-One and One-to-Many using Map&lt;Department, String&gt;</text:h>
      <text:p text:style-name="P4">Employee has a Map&lt;Department, String&gt; mapping each department the employee is a member of to her position within that department. <text:s/>Department still has a compound primary key.</text:p>
      <text:p text:style-name="P4">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9" text:outline-level="3">Many-to-One and One-to-Many using Map&lt;String, Employee&gt;</text:h>
      <text:p text:style-name="P4">Department has a Map&lt;String, Employee&gt; mapping the role in the department to the employee. <text:s/>Department still has a compound primary key.</text:p>
      <text:p text:style-name="P4">The Map uses the employee’s table that contains the role as well as other employee information. The mapping on the Department side uses the mapped-by attribute naming the field in the Employee that refers to Department. The key uses the mapped-by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mapped-by="dept"&gt;</text:p>
      <text:p text:style-name="P7"><text:tab/><text:tab/><text:tab/><text:tab/>&lt;key mapped-by="role"/&gt;</text:p>
      <text:p text:style-name="P7"><text:tab/><text:tab/><text:tab/>&lt;/field&gt;</text:p>
      <text:p text:style-name="P7"><text:tab/><text:tab/>&lt;/class&gt;</text:p>
      <text:p text:style-name="P7"><text:tab/>&lt;/package&gt;</text:p>
      <text:p text:style-name="P7">&lt;/orm&gt;</text:p>
      <text:p text:style-name="P4"/>
      <text:p text:style-name="P3"><draw:frame draw:style-name="fr2" draw:name="4" text:anchor-type="as-char" svg:width="2.7917in" svg:height="0.1346in" draw:z-index="0"><draw:image xlink:href="Pictures/2000000700000FB5000000C94FDA4EAC.wmf" xlink:type="simple" xlink:show="embed" xlink:actuate="onLoad"/></draw:frame></text:p>
      <text:h text:style-name="P12" text:outline-level="2">Embedding</text:h>
      <text:p text:style-name="P4">Some of the columns in a table might be mapped as a separate Java class to better match the object model. Embedding works to arbitrary depth.</text:p>
      <text:h text:style-name="P10" text:outline-level="3">Mapping relationships using embedded, referenced, and join table</text:h>
      <text:p text:style-name="P4">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4"><draw:frame draw:style-name="fr1" draw:name="Frame9" text:anchor-type="paragraph" svg:x="-0.0008in" svg:y="-0.0008in" fo:min-width="0.0161in" draw:z-index="2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
      <text:p text:style-name="P7">CREATE TABLE ADDR (</text:p>
      <text:p text:style-name="P7"><text:soft-page-break/><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lt;/orm&gt;</text:p>
      <text:p text:style-name="P3"><text:soft-page-break/><draw:frame draw:style-name="fr2" draw:name="5" text:anchor-type="as-char" svg:width="2.7917in" svg:height="0.1346in" draw:z-index="0"><draw:image xlink:href="Pictures/2000000700000FB5000000C94FDA4EAC.wmf" xlink:type="simple" xlink:show="embed" xlink:actuate="onLoad"/></draw:frame></text:p>
      <text:h text:style-name="P12" text:outline-level="2" text:is-list-header="true"><text:tab/><text:bookmark text:name="R10ForeignKeyConstraintsS"/>15.5<text:tab/><text:bookmark text:name="R10ForeignKeyConstraints"/>Foreign Key Constraints</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relationship in the object model is mapped, the meaning of delete action and update action refer to the columns in the datastore, not to the fields in the object model.</text:p>
      <text:h text:style-name="P14" text:outline-level="4"><text:tab/><text:tab/>Delete Action, Update Action</text:h>
      <text:p text:style-name="P4">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1" text:outline-level="3"><text:soft-page-break/>Many-to-One with foreign key constraint</text:h>
      <text:p text:style-name="P4">A many-one relation from Employee to Department, represented by a standard restrict-action database foreign key.</text:p>
      <text:p text:style-name="P5"/>
      <text:p text:style-name="P7"><draw:frame draw:style-name="fr1" draw:name="Frame10" text:anchor-type="paragraph" svg:x="-0.0008in" svg:y="-0.0008in" fo:min-width="0.0161in" draw:z-index="23"><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3"><text:soft-page-break/><draw:frame draw:style-name="fr2" draw:name="6" text:anchor-type="as-char" svg:width="2.7917in" svg:height="0.1346in" draw:z-index="0"><draw:image xlink:href="Pictures/2000000700000FB5000000C94FDA4EAC.wmf" xlink:type="simple" xlink:show="embed" xlink:actuate="onLoad"/></draw:frame></text:p>
      <text:h text:style-name="P12"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4"/>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5"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1" text:outline-level="3"><text:soft-page-break/>Single-field and Compound Indexes</text:h>
      <text:p text:style-name="P4">This example demonstrates single-field and compound indexes.</text:p>
      <text:p text:style-name="P5"/>
      <text:p text:style-name="P7"><draw:frame draw:style-name="fr1" draw:name="Frame11" text:anchor-type="paragraph" svg:x="-0.0008in" svg:y="-0.0008in" fo:min-width="0.0161in" draw:z-index="2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3"><draw:frame draw:style-name="fr2" draw:name="7" text:anchor-type="as-char" svg:width="2.7917in" svg:height="0.1346in" draw:z-index="0"><draw:image xlink:href="Pictures/2000000700000FB5000000C94FDA4EAC.wmf" xlink:type="simple" xlink:show="embed" xlink:actuate="onLoad"/></draw:frame></text:p>
      <text:h text:style-name="P12" text:outline-level="2"><text:bookmark text:name="R10Inheritance"/>Inheritance</text:h>
      <text:p text:style-name="P4">Each class can declare an inheritance strategy. <text:s/>Three strategies are supported by standard metadata: new-table, superclass-table, and subclass-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3"><draw:frame draw:style-name="fr2" draw:name="8" text:anchor-type="as-char" svg:width="2.7917in" svg:height="0.1346in" draw:z-index="0"><draw:image xlink:href="Pictures/2000000700000FB5000000C94FDA4EAC.wmf" xlink:type="simple" xlink:show="embed" xlink:actuate="onLoad"/></draw:frame></text:p>
      <text:h text:style-name="P12"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10"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4"><draw:frame draw:style-name="fr1" draw:name="Frame12" text:anchor-type="paragraph" svg:x="-0.0008in" svg:y="-0.0008in" fo:min-width="0.0161in" draw:z-index="25"><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 text:c="4"/>SALARY FLOAT,</text:p>
      <text:p text:style-name="P7"><text:s text:c="4"/>VERS INTEGER</text:p>
      <text:p text:style-name="P7"><text:soft-page-break/>)</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9"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26"><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tab/><text:tab/><text:tab/>&lt;version strategy="state-comparison"/&gt;</text:p>
      <text:p text:style-name="P7"><text:tab/><text:tab/><text:tab/>&lt;field name="ssn" column="SSN"/&gt;</text:p>
      <text:p text:style-name="P7"><text:soft-page-break/><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9" text:outline-level="3">Inheritance with subclass-table</text:h>
      <text:p text:style-name="P4">This example maps superclass fields to each subclass table. </text:p>
      <text:p text:style-name="P5"/>
      <text:p text:style-name="P7"><draw:frame draw:style-name="fr1" draw:name="Frame14" text:anchor-type="paragraph" svg:x="-0.0008in" svg:y="-0.0008in" fo:min-width="0.0161in" draw:z-index="27"><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53:53.75</meta:creation-date>
    <meta:editing-duration>PT4M39S</meta:editing-duration>
    <meta:generator>OpenOffice.org/3.4$Win32 OpenOffice.org_project/340m1$Build-9590</meta:generator>
    <dc:title>JDO_Chapter</dc:title>
    <dc:date>2012-07-31T20:16:07.83</dc:date>
    <meta:document-statistic meta:table-count="0" meta:image-count="9" meta:object-count="0" meta:page-count="20" meta:paragraph-count="688" meta:word-count="4880" meta:character-count="348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